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490059"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402184"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395114"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405827"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396691"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397353"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398378"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405346"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379350"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381656"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400740"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394931"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377983"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385232"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393973"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397170"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379078"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9981"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401390"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395085"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390155"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386584"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78169"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405109"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404617"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384287"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394387"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391195"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385224"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00418"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396844"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393301"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390402"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396349"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402994"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376089"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3493"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407576"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390322"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400646"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377947"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393628"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406936"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5291"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389633"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379680"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396183"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391043"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375707"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387593"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1725"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399095"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375752"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390270"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379619"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02542"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403268"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376870"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385626"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393852"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86657"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402606"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378839"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405610"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392203"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1"/>
      <text:p text:style-name="P21"/>
      <text:p text:style-name="P21"/>
      <text:p text:style-name="P21"/>
      <text:p text:style-name="P21"/>
      <text:list xml:id="list37382702"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ext:soft-page-break/>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soft-page-break/><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soft-page-break/><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text:soft-page-break/>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soft-page-break/><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386198"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ext:soft-page-break/>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text:soft-page-break/></text:p>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text:soft-page-break/>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text:soft-page-break/>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text:soft-page-break/>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soft-page-break/><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soft-page-break/><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oft-page-break/><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text:soft-page-break/>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soft-page-break/><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soft-page-break/><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text:soft-page-break/>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soft-page-break/><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00648"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35512079"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84592" text:continue-list="list37400648" text:style-name="WW8Num13">
        <text:list-item>
          <text:list>
            <text:list-item>
              <text:h text:style-name="P57" text:outline-level="2"><text:span text:style-name="T6">libcstl 2.1</text:span><text:span text:style-name="T3">改善</text:span></text:h>
            </text:list-item>
          </text:list>
        </text:list-item>
      </text:list>
      <text:list xml:id="list35506806"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7389045" text:continue-list="list37384592" text:style-name="WW8Num13">
        <text:list-item>
          <text:list>
            <text:list-item>
              <text:h text:style-name="P57" text:outline-level="2"><text:span text:style-name="T6">libcstl 2.1</text:span><text:span text:style-name="T3">代码的优化</text:span></text:h>
            </text:list-item>
          </text:list>
        </text:list-item>
      </text:list>
      <text:list xml:id="list37376269" text:continue-list="list35506806"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4">将basic_string结构中的_t_vector替换成_vec_base。</text:p>
        </text:list-item>
        <text:list-item>
          <text:p text:style-name="P44">据说vector_t* pt_vec = create_vector(string_t);在销毁的时候会有内存泄漏，看看到底是什么情况，在其他类型中也实验一下。</text:p>
        </text:list-item>
        <text:list-item>
          <text:p text:style-name="P44">对于basic_string_insert系列函数，当t_pos超出basic_string有效范围的时候的处理情况要和SGI STL的行为一致。目前当t_pos为无效位置的时候出现未定义行为。</text:p>
        </text:list-item>
        <text:list-item>
          <text:p text:style-name="P44">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4">对于代码中所有的局部变量都要进行初始化。</text:p>
        </text:list-item>
        <text:list-item>
          <text:p text:style-name="P44">考虑basic_string_t* pt_basic_string = create_basic_string(char*);时basic_string_c_str(pt_basic_string);和basic_string_data(pt_basic_string);的返回值是什么情况。</text:p>
        </text:list-item>
        <text:list-item>
          <text:p text:style-name="P44">basic_string_insert_subcstr与其他的_subcstr函数实现方式不一致，考虑是否要修改。</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7394972" text:continue-list="list37389045"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ext:soft-page-break/>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04T17:26:45.62</dc:date>
    <meta:editing-cycles>1883</meta:editing-cycles>
    <meta:editing-duration>PT458H43M35S</meta:editing-duration>
    <meta:generator>OpenOffice.org/3.2$Win32 OpenOffice.org_project/320m18$Build-9502</meta:generator>
    <dc:creator>Wang Bo</dc:creator>
    <meta:document-statistic meta:table-count="605" meta:image-count="41" meta:object-count="0" meta:page-count="261" meta:paragraph-count="8070" meta:word-count="66009" meta:character-count="247368"/>
  </office:meta>
</office:document-meta>
</file>